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35fd4" officeooo:paragraph-rsid="00135fd4"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35fd4" officeooo:paragraph-rsid="00135fd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135fd4" officeooo:paragraph-rsid="0013bb2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5pt" fo:font-weight="bold" officeooo:rsid="00135fd4" officeooo:paragraph-rsid="00135fd4"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35fd4" officeooo:paragraph-rsid="0013bb2d"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3bb2d" officeooo:paragraph-rsid="0013bb2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normal" officeooo:rsid="0016a9ec" officeooo:paragraph-rsid="0016a9ec"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2da326" officeooo:paragraph-rsid="002da326"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4pt" fo:font-weight="normal" officeooo:rsid="00135fd4" officeooo:paragraph-rsid="00135fd4"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3bb2d" officeooo:paragraph-rsid="0013bb2d"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4c895" officeooo:paragraph-rsid="0014c895"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61e6e" officeooo:paragraph-rsid="00161e6e"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61e6e" officeooo:paragraph-rsid="001a3415"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61e6e" officeooo:paragraph-rsid="001dd177"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61e6e" officeooo:paragraph-rsid="002196ca"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a3415" officeooo:paragraph-rsid="002196ca"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b2b06" officeooo:paragraph-rsid="002196ca"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cce65" officeooo:paragraph-rsid="001dd177"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1cce65" officeooo:paragraph-rsid="002196ca"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1dd177" officeooo:paragraph-rsid="001dd177"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1ff86a" officeooo:paragraph-rsid="001ff86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d5079" officeooo:paragraph-rsid="002d5079"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bold" officeooo:rsid="0013bb2d" officeooo:paragraph-rsid="0013bb2d"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13bb2d" officeooo:paragraph-rsid="001dd177"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size="14pt" fo:font-weight="bold" officeooo:rsid="0013bb2d" officeooo:paragraph-rsid="002196ca"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bold" officeooo:rsid="001ff86a" officeooo:paragraph-rsid="001ff86a"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20pt" fo:font-weight="bold" officeooo:rsid="00135fd4" officeooo:paragraph-rsid="00135fd4" style:font-size-asian="20pt" style:font-weight-asian="bold" style:font-size-complex="20pt" style:font-weight-complex="bold"/>
    </style:style>
    <style:style style:name="P28" style:family="paragraph" style:parent-style-name="Standard">
      <style:paragraph-properties fo:text-align="start" style:justify-single-word="false"/>
      <style:text-properties fo:font-size="16pt" fo:font-weight="bold" officeooo:rsid="002196ca" officeooo:paragraph-rsid="002196ca"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fo:font-weight="bold" officeooo:rsid="002da326" officeooo:paragraph-rsid="002da326"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fo:font-weight="normal" officeooo:rsid="0024517b" officeooo:paragraph-rsid="0024517b"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font-size="16pt" fo:font-weight="normal" officeooo:rsid="00264fc7" officeooo:paragraph-rsid="00264fc7"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font-size="16pt" fo:font-weight="normal" officeooo:rsid="00276bc3" officeooo:paragraph-rsid="002836e8"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font-size="16pt" fo:font-weight="normal" officeooo:rsid="00276bc3" officeooo:paragraph-rsid="002b9322"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fo:font-size="16pt" fo:font-weight="normal" officeooo:rsid="002bfb2e" officeooo:paragraph-rsid="002bfb2e"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02836e8" officeooo:paragraph-rsid="002b9322" style:font-size-asian="16pt" style:font-weight-asian="normal" style:font-size-complex="16pt" style:font-weight-complex="normal"/>
    </style:style>
    <style:style style:name="T1" style:family="text">
      <style:text-properties officeooo:rsid="0013bb2d"/>
    </style:style>
    <style:style style:name="T2" style:family="text">
      <style:text-properties fo:font-weight="normal" officeooo:rsid="00161e6e" style:font-weight-asian="normal" style:font-weight-complex="normal"/>
    </style:style>
    <style:style style:name="T3" style:family="text">
      <style:text-properties fo:font-size="14pt" officeooo:rsid="002b9322" style:font-size-asian="14pt" style:font-size-complex="14pt"/>
    </style:style>
    <style:style style:name="T4" style:family="text">
      <style:text-properties fo:font-size="14pt" officeooo:rsid="002bfb2e" style:font-size-asian="14pt" style:font-size-complex="14pt"/>
    </style:style>
    <style:style style:name="T5" style:family="text">
      <style:text-properties fo:font-size="14pt" officeooo:rsid="002d5079" style:font-size-asian="14pt" style:font-size-complex="14pt"/>
    </style:style>
    <style:style style:name="T6" style:family="text">
      <style:text-properties officeooo:rsid="00161e6e"/>
    </style:style>
    <style:style style:name="T7" style:family="text">
      <style:text-properties officeooo:rsid="0016a9ec"/>
    </style:style>
    <style:style style:name="T8" style:family="text">
      <style:text-properties officeooo:rsid="0018711d"/>
    </style:style>
    <style:style style:name="T9" style:family="text">
      <style:text-properties style:text-position="super 58%" officeooo:rsid="0016a9ec"/>
    </style:style>
    <style:style style:name="T10" style:family="text">
      <style:text-properties officeooo:rsid="001b2b06"/>
    </style:style>
    <style:style style:name="T11" style:family="text">
      <style:text-properties officeooo:rsid="001cce65"/>
    </style:style>
    <style:style style:name="T12" style:family="text">
      <style:text-properties officeooo:rsid="001dd177"/>
    </style:style>
    <style:style style:name="T13" style:family="text">
      <style:text-properties officeooo:rsid="001de0a3"/>
    </style:style>
    <style:style style:name="T14" style:family="text">
      <style:text-properties officeooo:rsid="001e5b2f"/>
    </style:style>
    <style:style style:name="T15" style:family="text">
      <style:text-properties officeooo:rsid="002196ca"/>
    </style:style>
    <style:style style:name="T16" style:family="text">
      <style:text-properties officeooo:rsid="00264fc7"/>
    </style:style>
    <style:style style:name="T17" style:family="text">
      <style:text-properties officeooo:rsid="00276bc3"/>
    </style:style>
    <style:style style:name="T18" style:family="text">
      <style:text-properties officeooo:rsid="002836e8"/>
    </style:style>
    <style:style style:name="T19" style:family="text">
      <style:text-properties officeooo:rsid="002b9322"/>
    </style:style>
    <style:style style:name="T20" style:family="text">
      <style:text-properties fo:font-weight="bold" style:font-weight-asian="bold" style:font-weight-complex="bold"/>
    </style:style>
    <style:style style:name="T21" style:family="text">
      <style:text-properties officeooo:rsid="002da326"/>
    </style:style>
    <style:style style:name="T22" style:family="text">
      <style:text-properties officeooo:rsid="002eb2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IT Selection Analysis</text:p>
      <text:p text:style-name="P1"/>
      <text:p text:style-name="P2">The Problem</text:p>
      <text:p text:style-name="P4"/>
      <text:p text:style-name="P9">The prediction of wether a student is likely to be selected in an IIT based on various factors like Mother tongue, Hours of Study etc. Data of students who persued engineering and how many of them are in an IIT. Needs to be converted into appropriate form to be used in an Linear Regression Model. <text:span text:style-name="T6">The non-numeric data has to be converved into numeric</text:span></text:p>
      <text:p text:style-name="P9"/>
      <text:p text:style-name="P2">The Input Data</text:p>
      <text:p text:style-name="P4"/>
      <text:p text:style-name="P9">The data for the training of the model was collected using a Google Form. All the relevant fields were <text:span text:style-name="T8">m</text:span>ade compulsory. The Form was provided to student who persued Engineering and weather they are in IIT or not was also asked.</text:p>
      <text:p text:style-name="P10">A total of 150<text:span text:style-name="T21">(100 – training,50 - testing)</text:span> samples were obtained. </text:p>
      <text:p text:style-name="P9"/>
      <text:p text:style-name="P3">The <text:span text:style-name="T1">Manipulation of Data and the Model</text:span></text:p>
      <text:p text:style-name="P5"/>
      <text:p text:style-name="P7">Every data field (Features) <text:s/>is analysed and visualized using matplotlib ,seaborn and pandas. A normal graph is used to plot numeric fields and a pie for the binary ones.</text:p>
      <text:p text:style-name="P10"/>
      <text:p text:style-name="P6"><text:span text:style-name="T14">1. </text:span>Parent Income Per Annum</text:p>
      <text:p text:style-name="P12">The Income of each of the Sample is collected in LPA.</text:p>
      <text:p text:style-name="P11">A higher income <text:span text:style-name="T6">indicates that not only does the student has access to better education but is likely to be able to take advantage of further resources like Couching Classes, Books, Sample ware etc.</text:span></text:p>
      <text:p text:style-name="P12">This has a direct influence on how likely they are to make it into an IIT.</text:p>
      <text:p text:style-name="P12"/>
      <text:p text:style-name="P25"><text:span text:style-name="T15">2. </text:span>Mother Tongue</text:p>
      <text:p text:style-name="P17">Although this my not be apparent but the languages or medium of the IIT enterance <text:s/>exam are Hindi and English. <text:span text:style-name="T11">The students who have eng or hindi are more likely to be able to understand the paper.</text:span></text:p>
      <text:p text:style-name="P19"><text:span text:style-name="T6">T</text:span>he data is not numeric. The data is converted into binary form with hindi/eng and others being replaced by 1 and 0 respectively.[using df.e(‘hindi’ or ‘english’).mal(1)]</text:p>
      <text:p text:style-name="P15">This has a direct influence on how likely they are to make it into an IIT.</text:p>
      <text:p text:style-name="P15"/>
      <text:p text:style-name="P25"><text:span text:style-name="T15">3. </text:span>Gender</text:p>
      <text:p text:style-name="P16">The static show that there threee time as many males appling in IITs as there are females. </text:p>
      <text:p text:style-name="P16">This does directly affect student’s chances of being selected <text:span text:style-name="T10">but considering the social disparities in india. Amale is likely to obtain access to education.</text:span></text:p>
      <text:p text:style-name="P19"><text:soft-page-break/><text:span text:style-name="T6">T</text:span>he data is Binary. The data is converted into numeric form with Male and Female being replaced by 1 and 0 respectively.[using df.e(‘male’).mal(1)]</text:p>
      <text:p text:style-name="P15">This has a direct influence on how likely they are to make it into an IIT.</text:p>
      <text:p text:style-name="P23"/>
      <text:p text:style-name="P23"><text:span text:style-name="T15">4. </text:span>Percent In Class 12</text:p>
      <text:p text:style-name="P12">The students <text:span text:style-name="T7">have to obtain a minimum of 75%. The percentage is also factored in while calculating wether you qualify for the advance. 40% of the ranking <text:s/>is calculated from your 12</text:span><text:span text:style-name="T9">th</text:span><text:span text:style-name="T7"> grade marks. Also, A student witha a higher percentage is also more likely to score more everyware else. </text:span></text:p>
      <text:p text:style-name="P13">This has a direct influence on how likely they are to make it into an IIT.</text:p>
      <text:p text:style-name="P13"/>
      <text:p text:style-name="P23"><text:span text:style-name="T15">5. </text:span>Avg Number of Hrs Studied</text:p>
      <text:p text:style-name="P20">A student who spends more time in study and practice is more likely to develop the relevant skills. </text:p>
      <text:p text:style-name="P14">This has a direct influence on how likely they are to make it into an IIT.</text:p>
      <text:p text:style-name="P20"/>
      <text:p text:style-name="P23"><text:span text:style-name="T15">6. </text:span>State</text:p>
      <text:p text:style-name="P21">The state in which the student lives may have better <text:s/>school or the correct environment <text:s/>to nurture bright minds.</text:p>
      <text:p text:style-name="P26"><text:s/><text:span text:style-name="T2">This has a direct influence on how likely they are to make it into an IIT.</text:span></text:p>
      <text:p text:style-name="P23"/>
      <text:p text:style-name="P23"><text:span text:style-name="T15">7. </text:span>School Location <text:span text:style-name="T11">Area</text:span></text:p>
      <text:p text:style-name="P20">The location <text:span text:style-name="T13">of where the student lives or studies has a influence on the resouces they get.A student in an urban area is likely to have access to better education and help. </text:span></text:p>
      <text:p text:style-name="P18"><text:span text:style-name="T6">T</text:span>he data is Binary. The data is converted into numeric form with Male and Female being replaced by 1 and 0 respectively.[using df.e(‘<text:span text:style-name="T12">Urban</text:span>’).mal(1)]</text:p>
      <text:p text:style-name="P14">This has a direct influence on how likely they are to make it into an IIT.</text:p>
      <text:p text:style-name="P24"><text:s/></text:p>
      <text:p text:style-name="P28">Model</text:p>
      <text:p text:style-name="P30">1. <text:span text:style-name="T16">T</text:span>he numeric data is analysed using df.describe(). The Binary data is represented in pie charts and the rest are plotted in normal graphs.</text:p>
      <text:p text:style-name="P31">2. The mean and minimum <text:span text:style-name="T17">values are represented with horizontal liines.</text:span></text:p>
      <text:p text:style-name="P32">3. The non-numeric and <text:span text:style-name="T18">binary data were converted into 1s and 0s.</text:span></text:p>
      <text:p text:style-name="P35">4. The ‘mother tongue’ <text:s/>is distributed into dummie fields.</text:p>
      <text:p text:style-name="P33"><text:span text:style-name="T19">5. Use pairplot and </text:span><text:span text:style-name="T3">corr are used to see if the features are linear dependence or not. Elininate </text:span><text:span text:style-name="T4">one if they are.</text:span></text:p>
      <text:p text:style-name="P34"><text:span text:style-name="T4">6. </text:span><text:span text:style-name="T5">All the features are made into a single dateframe and the predictant</text:span></text:p>
      <text:p text:style-name="P22">7. Missing values are checked for </text:p>
      <text:p text:style-name="P9"><text:s/></text:p>
      <text:p text:style-name="P29">Result</text:p>
      <text:p text:style-name="P8">The linear regressi had a score of <text:span text:style-name="T20">73.54 %</text:span> <text:span text:style-name="T22">obtained from 100 samples(which is a very small datas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02:56:40.799333308</meta:creation-date>
    <dc:date>2018-02-11T20:09:43.323915478</dc:date>
    <meta:editing-duration>PT29M3S</meta:editing-duration>
    <meta:editing-cycles>7</meta:editing-cycles>
    <meta:generator>LibreOffice/5.1.6.2$Linux_X86_64 LibreOffice_project/10m0$Build-2</meta:generator>
    <meta:document-statistic meta:table-count="0" meta:image-count="0" meta:object-count="0" meta:page-count="2" meta:paragraph-count="46" meta:word-count="729" meta:character-count="4052" meta:non-whitespace-character-count="3351"/>
  </office:meta>
</office:document-meta>
</file>